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114" officeooo:paragraph-rsid="000411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9:07:23.586868637</meta:creation-date>
    <dc:date>2021-08-26T19:07:46.089485604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8"/>
    <meta:generator>LibreOffice/6.4.7.2$Linux_X86_64 LibreOffice_project/40$Build-2</meta:generator>
  </office:meta>
</office:document-meta>
</file>